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0C0000000C08D7D45B5010E26F.png" manifest:media-type="image/png"/>
  <manifest:file-entry manifest:full-path="Pictures/100002010000000C0000000C7BE0B7669D81F353.png" manifest:media-type="image/png"/>
  <manifest:file-entry manifest:full-path="Pictures/100002010000000C0000000C14D510AFAD848FC8.png" manifest:media-type="image/png"/>
  <manifest:file-entry manifest:full-path="Pictures/100002010000000C0000000CA6C59E60BE45ECDC.png" manifest:media-type="image/png"/>
  <manifest:file-entry manifest:full-path="Pictures/100002010000000C0000000C4C1DB5463BA5DC85.png" manifest:media-type="image/png"/>
  <manifest:file-entry manifest:full-path="Pictures/100002010000000C0000000C028EEC58206FB281.png" manifest:media-type="image/png"/>
  <manifest:file-entry manifest:full-path="Pictures/100002010000000C0000000CA91276B290EF75E2.png" manifest:media-type="image/png"/>
  <manifest:file-entry manifest:full-path="Pictures/100002010000000C0000000C4919E53B43BC190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nsolas" svg:font-family="Consolas, 'Liberation Mono', Courier, monospace"/>
    <style:font-face style:name="Lohit Devanagari1" svg:font-family="'Lohit Devanagari'"/>
    <style:font-face style:name="RedHatText" svg:font-family="RedHatText, Overpass, 'Open Sans', Helvetica, Arial, sans-serif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0198e"/>
    </style:style>
    <style:style style:name="P2" style:family="paragraph" style:parent-style-name="Standard">
      <style:text-properties officeooo:rsid="0010198e" officeooo:paragraph-rsid="0010198e"/>
    </style:style>
    <style:style style:name="P3" style:family="paragraph" style:parent-style-name="Standard">
      <style:text-properties officeooo:rsid="001a3158" officeooo:paragraph-rsid="001a3158"/>
    </style:style>
    <style:style style:name="P4" style:family="paragraph" style:parent-style-name="Standard">
      <style:text-properties fo:font-variant="normal" fo:text-transform="none" fo:color="#545454" loext:opacity="100%" style:font-name="RedHatText" fo:font-size="12pt" fo:letter-spacing="normal" fo:font-style="normal" fo:font-weight="normal" officeooo:rsid="001a3158" officeooo:paragraph-rsid="001a3158"/>
    </style:style>
    <style:style style:name="P5" style:family="paragraph" style:parent-style-name="Standard">
      <style:text-properties officeooo:rsid="001b9843"/>
    </style:style>
    <style:style style:name="P6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color="#000000" loext:opacity="100%" officeooo:paragraph-rsid="0011f0b9" fo:background-color="transparent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Monospace" fo:font-size="10pt" style:font-size-asian="10pt"/>
    </style:style>
    <style:style style:name="P8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loext:opacity="100%" style:font-name="Consolas" fo:font-size="9pt" fo:letter-spacing="normal" fo:font-style="normal" fo:font-weight="normal" officeooo:paragraph-rsid="0011f0b9" fo:background-color="transparent"/>
    </style:style>
    <style:style style:name="P9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loext:opacity="100%" style:font-name="Consolas" fo:font-size="9pt" fo:letter-spacing="normal" fo:font-style="normal" fo:font-weight="normal" officeooo:rsid="000428bc" officeooo:paragraph-rsid="0011f0b9" fo:background-color="transparent"/>
    </style:style>
    <style:style style:name="P10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loext:opacity="100%" style:font-name="Consolas" fo:font-size="9pt" fo:letter-spacing="normal" fo:font-style="normal" fo:font-weight="normal" officeooo:rsid="000851c3" officeooo:paragraph-rsid="0011f0b9" fo:background-color="transparent"/>
    </style:style>
    <style:style style:name="P1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loext:opacity="100%" style:font-name="Consolas" fo:font-size="9pt" fo:letter-spacing="normal" fo:font-style="normal" fo:font-weight="normal" officeooo:rsid="0008a450" officeooo:paragraph-rsid="0011f0b9" fo:background-color="transparent"/>
    </style:style>
    <style:style style:name="P1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loext:opacity="100%" style:font-name="Consolas" fo:font-size="9pt" fo:letter-spacing="normal" fo:font-style="normal" fo:font-weight="normal" officeooo:rsid="0016f34a" officeooo:paragraph-rsid="0016f34a" fo:background-color="transparent"/>
    </style:style>
    <style:style style:name="P1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loext:opacity="100%" style:font-name="Consolas" fo:font-size="9pt" fo:letter-spacing="normal" fo:font-style="normal" fo:font-weight="normal" officeooo:rsid="00187add" officeooo:paragraph-rsid="00187add" fo:background-color="transparent"/>
    </style:style>
    <style:style style:name="P1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loext:opacity="100%" style:font-name="Consolas" fo:font-size="9pt" fo:letter-spacing="normal" fo:font-style="normal" fo:font-weight="normal" officeooo:rsid="001df6b7" officeooo:paragraph-rsid="001df6b7" fo:background-color="transparent"/>
    </style:style>
    <style:style style:name="P15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loext:opacity="100%" style:font-name="Consolas" fo:font-size="9pt" fo:letter-spacing="normal" fo:font-style="normal" fo:font-weight="normal" officeooo:rsid="001f0132" officeooo:paragraph-rsid="001f0132" fo:background-color="transparent"/>
    </style:style>
    <style:style style:name="P16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222222" loext:opacity="100%" style:font-name="Consolas" fo:font-size="9pt" fo:letter-spacing="normal" fo:font-style="normal" fo:font-weight="normal" officeooo:paragraph-rsid="0011f0b9" fo:background-color="transparent"/>
    </style:style>
    <style:style style:name="P17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545454" loext:opacity="100%" style:font-name="RedHatText" fo:font-size="12pt" fo:letter-spacing="normal" fo:font-style="normal" fo:font-weight="normal" officeooo:paragraph-rsid="001b9843"/>
    </style:style>
    <style:style style:name="P18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ff0032" loext:opacity="100%" style:font-name="Monospace" fo:font-size="10pt" fo:letter-spacing="normal" fo:font-style="normal" fo:font-weight="normal" officeooo:rsid="001f0132" officeooo:paragraph-rsid="001f0132" fo:background-color="transparent" style:font-size-asian="10pt"/>
    </style:style>
    <style:style style:name="P19" style:family="paragraph" style:parent-style-name="Standard">
      <style:paragraph-properties fo:margin-left="0cm" fo:margin-right="0cm" fo:orphans="2" fo:widows="2" fo:text-indent="0cm" style:auto-text-indent="false"/>
      <style:text-properties officeooo:paragraph-rsid="001b9843"/>
    </style:style>
    <style:style style:name="P20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2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c832" loext:opacity="100%" style:font-name="Monospace" fo:font-size="10pt" style:font-size-asian="10pt"/>
    </style:style>
    <style:style style:name="P22" style:family="paragraph" style:parent-style-name="Text_20_body">
      <style:text-properties fo:font-variant="normal" fo:text-transform="none" fo:color="#545454" loext:opacity="100%" style:font-name="RedHatText" fo:font-size="12pt" fo:letter-spacing="normal" fo:font-style="normal" fo:font-weight="normal" officeooo:rsid="001a3158" officeooo:paragraph-rsid="001a3158"/>
    </style:style>
    <style:style style:name="P23" style:family="paragraph" style:parent-style-name="Text_20_body">
      <style:text-properties officeooo:rsid="001b9843" officeooo:paragraph-rsid="001b9843"/>
    </style:style>
    <style:style style:name="P24" style:family="paragraph" style:parent-style-name="List_20_Heading">
      <style:paragraph-properties fo:margin-top="0cm" fo:margin-bottom="0.499cm" style:contextual-spacing="false"/>
    </style:style>
    <style:style style:name="P25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545454" loext:opacity="100%" style:font-name="RedHatText" fo:font-size="12pt" fo:letter-spacing="normal" fo:font-style="normal" fo:font-weight="normal" officeooo:paragraph-rsid="001b9843"/>
    </style:style>
    <style:style style:name="P26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loext:opacity="100%" style:font-name="Consolas" fo:font-size="9pt" fo:letter-spacing="normal" fo:font-style="normal" fo:font-weight="normal" officeooo:rsid="001f0132" officeooo:paragraph-rsid="001f0132" fo:background-color="transparent"/>
    </style:style>
    <style:style style:name="T1" style:family="text">
      <style:text-properties fo:font-variant="normal" fo:text-transform="none" style:font-name="Consolas" fo:font-size="9pt" fo:letter-spacing="normal" fo:font-style="normal" fo:font-weight="normal"/>
    </style:style>
    <style:style style:name="T2" style:family="text">
      <style:text-properties fo:font-variant="normal" fo:text-transform="none" fo:letter-spacing="normal"/>
    </style:style>
    <style:style style:name="T3" style:family="text">
      <style:text-properties fo:font-variant="normal" fo:text-transform="none" fo:color="#545454" loext:opacity="100%" style:font-name="RedHatText" fo:font-size="12pt" fo:letter-spacing="normal" fo:font-style="normal" fo:font-weight="normal"/>
    </style:style>
    <style:style style:name="T4" style:family="text">
      <style:text-properties fo:font-variant="normal" fo:text-transform="none" fo:color="#545454" loext:opacity="100%" fo:letter-spacing="normal"/>
    </style:style>
    <style:style style:name="T5" style:family="text">
      <style:text-properties style:font-name="Monospace" fo:font-size="10pt" style:font-size-asian="10pt"/>
    </style:style>
    <style:style style:name="T6" style:family="text">
      <style:text-properties fo:color="#00c832" loext:opacity="100%" style:font-name="Monospace" fo:font-size="10pt" style:font-size-asian="10pt"/>
    </style:style>
    <style:style style:name="T7" style:family="text">
      <style:text-properties fo:color="#000000" loext:opacity="100%" style:font-name="Monospace" fo:font-size="10pt" style:font-size-asian="10pt"/>
    </style:style>
    <style:style style:name="T8" style:family="text">
      <style:text-properties fo:color="#ff0032" loext:opacity="100%" style:font-name="Monospace" fo:font-size="10pt" style:font-size-asian="10pt"/>
    </style:style>
    <style:style style:name="T9" style:family="text">
      <style:text-properties fo:color="#094f05" loext:opacity="100%" style:font-name="Monospace" fo:font-size="10pt" fo:font-weight="bold" style:font-size-asian="10pt" style:font-weight-asian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3">Advantage of DeploymentConfig over Deployments</text:p>
      <text:p text:style-name="P3"/>
      <text:p text:style-name="P4">deployments do not support automatically rolling back to the last successfully deployed replica set in case of a failure.</text:p>
      <text:p text:style-name="P4"/>
      <text:p text:style-name="P4">Deployments have an implicit config change trigger in that every change in the pod template of a deployment automatically triggers a new rollout. If you do not want new rollouts on pod template changes, pause the deployment:</text:p>
      <text:p text:style-name="P4"/>
      <text:p text:style-name="P22">Deployments do not support user-specified custom deployment strategies yet.</text:p>
      <text:p text:style-name="P24">Readiness Probe</text:p>
      <text:p text:style-name="Text_20_body">A Readiness check determines if the container in which it is scheduled is ready to service requests. If the readiness probe fails a container, the endpoints controller ensures the container has its IP address removed from the endpoints of all services. A readiness probe can be used to signal to the endpoints controller that even though a container is running, it should not receive any traffic from a proxy.</text:p>
      <text:p text:style-name="P24">Liveness Probe</text:p>
      <text:p text:style-name="Text_20_body">A Liveness checks determines if the container in which it is scheduled is still running. If the liveness probe fails due to a condition such as a deadlock, the kubelet kills the container The container then responds based on its restart policy.</text:p>
      <text:p text:style-name="P23">Topology View </text:p>
      <text:p text:style-name="P17">The status or phase of the Pod is indicated by different colors and tooltips as</text:p>
      <text:p text:style-name="P19"><text:span text:style-name="Strong_20_Emphasis">Running</text:span><text:span text:style-name="T4"> </text:span><text:span text:style-name="T3">(</text:span><draw:frame draw:style-name="fr1" draw:name="Image1" text:anchor-type="as-char" svg:width="0.318cm" svg:height="0.318cm" draw:z-index="0"><draw:image xlink:href="Pictures/100002010000000C0000000C4919E53B43BC1901.png" xlink:type="simple" xlink:show="embed" xlink:actuate="onLoad" draw:mime-type="image/png"/><svg:title>odc pod running</svg:title></draw:frame><text:span text:style-name="T3">),</text:span></text:p>
      <text:p text:style-name="P19"><text:span text:style-name="Strong_20_Emphasis">Not Ready</text:span><text:span text:style-name="T4"> </text:span><text:span text:style-name="T3">(</text:span><draw:frame draw:style-name="fr1" draw:name="Image2" text:anchor-type="as-char" svg:width="0.318cm" svg:height="0.318cm" draw:z-index="1"><draw:image xlink:href="Pictures/100002010000000C0000000C028EEC58206FB281.png" xlink:type="simple" xlink:show="embed" xlink:actuate="onLoad" draw:mime-type="image/png"/><svg:title>odc pod not ready</svg:title></draw:frame><text:span text:style-name="T3">),</text:span></text:p>
      <text:p text:style-name="P19"><text:span text:style-name="Strong_20_Emphasis">Warning</text:span><text:span text:style-name="T3">(</text:span><draw:frame draw:style-name="fr1" draw:name="Image3" text:anchor-type="as-char" svg:width="0.318cm" svg:height="0.318cm" draw:z-index="2"><draw:image xlink:href="Pictures/100002010000000C0000000CA6C59E60BE45ECDC.png" xlink:type="simple" xlink:show="embed" xlink:actuate="onLoad" draw:mime-type="image/png"/><svg:title>odc pod warning</svg:title></draw:frame><text:span text:style-name="T3">),</text:span></text:p>
      <text:p text:style-name="P19"><text:span text:style-name="Strong_20_Emphasis">Failed</text:span><text:span text:style-name="T3">(</text:span><draw:frame draw:style-name="fr1" draw:name="Image4" text:anchor-type="as-char" svg:width="0.318cm" svg:height="0.318cm" draw:z-index="3"><draw:image xlink:href="Pictures/100002010000000C0000000CA91276B290EF75E2.png" xlink:type="simple" xlink:show="embed" xlink:actuate="onLoad" draw:mime-type="image/png"/><svg:title>odc pod failed</svg:title></draw:frame><text:span text:style-name="T3">),</text:span></text:p>
      <text:p text:style-name="P19"><text:span text:style-name="Strong_20_Emphasis">Pending</text:span><text:span text:style-name="T3">(</text:span><draw:frame draw:style-name="fr1" draw:name="Image5" text:anchor-type="as-char" svg:width="0.318cm" svg:height="0.318cm" draw:z-index="4"><draw:image xlink:href="Pictures/100002010000000C0000000C7BE0B7669D81F353.png" xlink:type="simple" xlink:show="embed" xlink:actuate="onLoad" draw:mime-type="image/png"/><svg:title>odc pod pending</svg:title></draw:frame><text:span text:style-name="T3">),</text:span></text:p>
      <text:p text:style-name="P19"><text:span text:style-name="Strong_20_Emphasis">Succeeded</text:span><text:span text:style-name="T3">(</text:span><draw:frame draw:style-name="fr1" draw:name="Image6" text:anchor-type="as-char" svg:width="0.318cm" svg:height="0.318cm" draw:z-index="5"><draw:image xlink:href="Pictures/100002010000000C0000000C08D7D45B5010E26F.png" xlink:type="simple" xlink:show="embed" xlink:actuate="onLoad" draw:mime-type="image/png"/><svg:title>odc pod succeeded</svg:title></draw:frame><text:span text:style-name="T3">),</text:span></text:p>
      <text:p text:style-name="P19"><text:span text:style-name="Strong_20_Emphasis">Terminating</text:span><text:span text:style-name="T3">(</text:span><draw:frame draw:style-name="fr1" draw:name="Image7" text:anchor-type="as-char" svg:width="0.318cm" svg:height="0.318cm" draw:z-index="6"><draw:image xlink:href="Pictures/100002010000000C0000000C4C1DB5463BA5DC85.png" xlink:type="simple" xlink:show="embed" xlink:actuate="onLoad" draw:mime-type="image/png"/><svg:title>odc pod terminating</svg:title></draw:frame><text:span text:style-name="T3">), or </text:span><text:span text:style-name="Strong_20_Emphasis">Unknown</text:span><text:span text:style-name="T3">(</text:span><draw:frame draw:style-name="fr1" draw:name="Image8" text:anchor-type="as-char" svg:width="0.318cm" svg:height="0.318cm" draw:z-index="7"><draw:image xlink:href="Pictures/100002010000000C0000000C14D510AFAD848FC8.png" xlink:type="simple" xlink:show="embed" xlink:actuate="onLoad" draw:mime-type="image/png"/><svg:title>odc pod unknown</svg:title></draw:frame><text:span text:style-name="T3">).</text:span></text:p>
      <text:p text:style-name="P5"/>
      <text:p text:style-name="P2">Application deployment from GIT and Integration with Jenkins :-</text:p>
      <text:p text:style-name="P1"/>
      <text:p text:style-name="P1">oc new-app java~https://github.com/vipinpatel84/springbootopenshift.git --as-deployment-config=true --name springbootgit</text:p>
      <text:p text:style-name="P1"/>
      <text:p text:style-name="P6"><text:span text:style-name="T1">oc new-app jenkins-persistent --param MEMORY_LIMIT=2Gi --param DISABLE_ADMINISTRATIVE_MONITORS=true</text:span><text:span text:style-name="T2"> </text:span><text:span text:style-name="T1">--param ENABLE_OAUTH=true</text:span><text:span text:style-name="T2"> –</text:span><text:span text:style-name="T1">as-deployment-config=true</text:span></text:p>
      <text:p text:style-name="P8"/>
      <text:p text:style-name="P9">Set Resources of Application</text:p>
      <text:p text:style-name="P9"/>
      <text:p text:style-name="P9">oc set resources dc springbootgit --limits=cpu=1 --requests=cpu=.1,memory=250Mi</text:p>
      <text:p text:style-name="P9"/>
      <text:p text:style-name="P8">oc set resources dc springbootgit --limits=cpu=1 --requests=cpu=1,memory=1Gi</text:p>
      <text:p text:style-name="P8"/>
      <text:p text:style-name="P9">To get the URL of Routes :-</text:p>
      <text:p text:style-name="P9"/>
      <text:p text:style-name="P8">oc get route jenkins -o jsonpath='{.spec.host}{"\n"}'</text:p>
      <text:p text:style-name="P8"/>
      <text:p text:style-name="P16">Turn off all automatic triggers:</text:p>
      <text:p text:style-name="P8"><text:soft-page-break/></text:p>
      <text:p text:style-name="P8">oc set triggers dc springbootgit –manual</text:p>
      <text:p text:style-name="P8"/>
      <text:p text:style-name="P10">Adding roles in Jenkins</text:p>
      <text:p text:style-name="P10"/>
      <text:p text:style-name="P10">oc policy add-role-to-user edit system:serviceaccount:tribe-devops:jenkins -n tribe-devops</text:p>
      <text:p text:style-name="P10"/>
      <text:p text:style-name="P10"/>
      <text:p text:style-name="P11">Jenkins Pipeline Script :-</text:p>
      <text:p text:style-name="P11"/>
      <text:p text:style-name="P11">node {</text:p>
      <text:p text:style-name="P11"><text:s text:c="2"/>stage('Build Tasks') {</text:p>
      <text:p text:style-name="P11"><text:s text:c="4"/>openshift.withCluster() {</text:p>
      <text:p text:style-name="P11"><text:s text:c="6"/>openshift.withProject("tribe-devops") {</text:p>
      <text:p text:style-name="P11"><text:s text:c="8"/>openshift.selector("bc", "springbootgit").startBuild("--wait=true")</text:p>
      <text:p text:style-name="P11"><text:s text:c="6"/>}</text:p>
      <text:p text:style-name="P11"><text:s text:c="4"/>}</text:p>
      <text:p text:style-name="P11"><text:s text:c="2"/>}</text:p>
      <text:p text:style-name="P11"><text:s text:c="2"/>stage('Tag Image') {</text:p>
      <text:p text:style-name="P11"><text:s text:c="4"/>openshift.withCluster() {</text:p>
      <text:p text:style-name="P11"><text:s text:c="6"/>openshift.withProject("tribe-devops") {</text:p>
      <text:p text:style-name="P11"><text:s text:c="8"/>openshift.tag("springbootgit:latest", "springbootgit:${BUILD_NUMBER}")</text:p>
      <text:p text:style-name="P11"><text:s text:c="6"/>}</text:p>
      <text:p text:style-name="P11"><text:s text:c="4"/>}</text:p>
      <text:p text:style-name="P11"><text:s text:c="2"/>}</text:p>
      <text:p text:style-name="P11"><text:s text:c="2"/>stage('Deploy new image') {</text:p>
      <text:p text:style-name="P11"><text:s text:c="4"/>openshift.withCluster() {</text:p>
      <text:p text:style-name="P11"><text:s text:c="6"/>openshift.withProject("tribe-devops") {</text:p>
      <text:p text:style-name="P11"><text:s text:c="8"/>openshift.selector("dc", "springbootgit").rollout().latest();</text:p>
      <text:p text:style-name="P11"><text:s text:c="6"/>}</text:p>
      <text:p text:style-name="P11"><text:s text:c="4"/>}</text:p>
      <text:p text:style-name="P11"><text:s text:c="2"/>}</text:p>
      <text:p text:style-name="P11">}</text:p>
      <text:p text:style-name="P11"/>
      <text:p text:style-name="P11"/>
      <text:p text:style-name="P12">Deploying docker Image on Openshift :-</text:p>
      <text:p text:style-name="P12"/>
      <text:p text:style-name="P12">oc new-app -n tribe-devops --name redis –docker-image=redis</text:p>
      <text:p text:style-name="P12"/>
      <text:p text:style-name="P12"/>
      <text:p text:style-name="P13">Set environment variables :-</text:p>
      <text:p text:style-name="P13"/>
      <text:p text:style-name="P13">oc set env dc springbootgit -e env_name=dev</text:p>
      <text:p text:style-name="P13"/>
      <text:p text:style-name="P13"/>
      <text:p text:style-name="P14">ConfigMap :-</text:p>
      <text:p text:style-name="P14"/>
      <text:p text:style-name="P14">oc create configmap springboot-configmap –from-file=config-map-env.properties</text:p>
      <text:p text:style-name="P14"/>
      <text:p text:style-name="P14">oc create -f tribe-devops-secrets1.yaml</text:p>
      <text:p text:style-name="P14"/>
      <text:p text:style-name="P15">oc create secret generic tribe-devops-secret1 –from-file=config-map-env.properties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8"><text:soft-page-break/>## Adding Secrets as volume</text:p>
      <text:p text:style-name="P20"><text:span text:style-name="T6">apiVersion:</text:span><text:span text:style-name="T7"> apps/v1</text:span></text:p>
      <text:p text:style-name="P20"><text:span text:style-name="T6">kind:</text:span><text:span text:style-name="T7"> Deployment</text:span></text:p>
      <text:p text:style-name="P21">metadata:</text:p>
      <text:p text:style-name="P20"><text:span text:style-name="T7"><text:s text:c="2"/></text:span><text:span text:style-name="T6">name:</text:span><text:span text:style-name="T7"> springboot-deployment</text:span></text:p>
      <text:p text:style-name="P20"><text:span text:style-name="T7"><text:s text:c="2"/></text:span><text:span text:style-name="T6">labels:</text:span></text:p>
      <text:p text:style-name="P20"><text:span text:style-name="T7"><text:s text:c="4"/></text:span><text:span text:style-name="T6">app:</text:span><text:span text:style-name="T7"> springboot</text:span></text:p>
      <text:p text:style-name="P7"><text:s text:c="4"/>app.kubernetes.io/part-of: springboot</text:p>
      <text:p text:style-name="P7"><text:s text:c="4"/>app.openshift.io/runtime: java</text:p>
      <text:p text:style-name="P7"><text:s text:c="4"/>app.kubernetes.io/name: java</text:p>
      <text:p text:style-name="P21">spec:</text:p>
      <text:p text:style-name="P20"><text:span text:style-name="T7"><text:s text:c="2"/></text:span><text:span text:style-name="T6">replicas:</text:span><text:span text:style-name="T7"> 1</text:span></text:p>
      <text:p text:style-name="P20"><text:span text:style-name="T7"><text:s text:c="2"/></text:span><text:span text:style-name="T6">selector:</text:span></text:p>
      <text:p text:style-name="P20"><text:span text:style-name="T7"><text:s text:c="4"/></text:span><text:span text:style-name="T6">matchLabels:</text:span></text:p>
      <text:p text:style-name="P20"><text:span text:style-name="T7"><text:s text:c="6"/></text:span><text:span text:style-name="T6">app:</text:span><text:span text:style-name="T7"> springboot</text:span></text:p>
      <text:p text:style-name="P20"><text:span text:style-name="T7"><text:s text:c="2"/></text:span><text:span text:style-name="T6">template:</text:span></text:p>
      <text:p text:style-name="P20"><text:span text:style-name="T7"><text:s text:c="4"/></text:span><text:span text:style-name="T6">metadata:</text:span></text:p>
      <text:p text:style-name="P20"><text:span text:style-name="T7"><text:s text:c="6"/></text:span><text:span text:style-name="T6">labels:</text:span></text:p>
      <text:p text:style-name="P20"><text:span text:style-name="T7"><text:s text:c="8"/></text:span><text:span text:style-name="T6">app:</text:span><text:span text:style-name="T7"> springboot</text:span></text:p>
      <text:p text:style-name="P20"><text:span text:style-name="T7"><text:s text:c="4"/></text:span><text:span text:style-name="T6">spec:</text:span></text:p>
      <text:p text:style-name="P20"><text:span text:style-name="T7"><text:s text:c="6"/></text:span><text:span text:style-name="T6">containers:</text:span></text:p>
      <text:p text:style-name="P20"><text:span text:style-name="T7"><text:s text:c="6"/></text:span><text:span text:style-name="T6">- name:</text:span><text:span text:style-name="T7"> springbootdocker</text:span></text:p>
      <text:p text:style-name="P20"><text:span text:style-name="T7"><text:s text:c="8"/></text:span><text:span text:style-name="T6">image:</text:span><text:span text:style-name="T7"> vipinpatel/springbootgit:latest</text:span></text:p>
      <text:p text:style-name="P20"><text:span text:style-name="T7"><text:s text:c="8"/></text:span><text:span text:style-name="T6">args:</text:span></text:p>
      <text:p text:style-name="P7"><text:s text:c="8"/>- /bin/sh</text:p>
      <text:p text:style-name="P7"><text:s text:c="8"/>- -c</text:p>
      <text:p text:style-name="P7"><text:s text:c="8"/>- "echo $env_name" <text:s/></text:p>
      <text:p text:style-name="P20"><text:span text:style-name="T7"><text:s text:c="8"/></text:span><text:span text:style-name="T6">env:</text:span></text:p>
      <text:p text:style-name="P20"><text:span text:style-name="T7"><text:s text:c="8"/></text:span><text:span text:style-name="T6">- name:</text:span><text:span text:style-name="T7"> env_name</text:span></text:p>
      <text:p text:style-name="P20"><text:span text:style-name="T7"><text:s text:c="10"/></text:span><text:span text:style-name="T6">value:</text:span><text:span text:style-name="T7"> local</text:span></text:p>
      <text:p text:style-name="P20"><text:span text:style-name="T7"><text:s text:c="8"/></text:span><text:span text:style-name="T6">restartPolicy:</text:span><text:span text:style-name="T7"> Never</text:span></text:p>
      <text:p text:style-name="P20"><text:span text:style-name="T7"><text:s text:c="8"/></text:span><text:span text:style-name="T6">ports:</text:span></text:p>
      <text:p text:style-name="P20"><text:span text:style-name="T7"><text:s text:c="8"/></text:span><text:span text:style-name="T6">- containerPort:</text:span><text:span text:style-name="T7"> 8080</text:span></text:p>
      <text:p text:style-name="P20"><text:span text:style-name="T7"><text:s text:c="8"/></text:span><text:span text:style-name="T6">resources:</text:span></text:p>
      <text:p text:style-name="P20"><text:span text:style-name="T7"><text:s text:c="10"/></text:span><text:span text:style-name="T6">limits:</text:span></text:p>
      <text:p text:style-name="P20"><text:span text:style-name="T7"><text:s text:c="12"/></text:span><text:span text:style-name="T6">cpu:</text:span><text:span text:style-name="T7"> "500m"</text:span></text:p>
      <text:p text:style-name="P20"><text:span text:style-name="T7"><text:s text:c="12"/></text:span><text:span text:style-name="T6">memory:</text:span><text:span text:style-name="T7"> "250Mi"</text:span></text:p>
      <text:p text:style-name="P20"><text:span text:style-name="T7"><text:s text:c="10"/></text:span><text:span text:style-name="T6">requests:</text:span></text:p>
      <text:p text:style-name="P20"><text:span text:style-name="T7"><text:s text:c="12"/></text:span><text:span text:style-name="T6">cpu:</text:span><text:span text:style-name="T7"> "150m"</text:span></text:p>
      <text:p text:style-name="P20"><text:span text:style-name="T7"><text:s text:c="12"/></text:span><text:span text:style-name="T6">memory:</text:span><text:span text:style-name="T7"> "250Mi"</text:span></text:p>
      <text:p text:style-name="P20"><text:span text:style-name="T7"><text:s text:c="8"/></text:span><text:span text:style-name="T6">readinessProbe:</text:span></text:p>
      <text:p text:style-name="P20"><text:span text:style-name="T7"><text:s text:c="10"/></text:span><text:span text:style-name="T6">httpGet:</text:span><text:span text:style-name="T7"> <text:s text:c="2"/></text:span></text:p>
      <text:p text:style-name="P20"><text:span text:style-name="T7"><text:s text:c="12"/></text:span><text:span text:style-name="T6">path:</text:span><text:span text:style-name="T7"> /actuator/health/readiness</text:span></text:p>
      <text:p text:style-name="P20"><text:span text:style-name="T7"><text:s text:c="12"/></text:span><text:span text:style-name="T6">port:</text:span><text:span text:style-name="T7"> 8080 <text:s/></text:span></text:p>
      <text:p text:style-name="P20"><text:span text:style-name="T7"><text:s text:c="8"/></text:span><text:span text:style-name="T6">livenessProbe:</text:span><text:span text:style-name="T7"> </text:span></text:p>
      <text:p text:style-name="P20"><text:span text:style-name="T7"><text:s text:c="10"/></text:span><text:span text:style-name="T6">httpGet:</text:span><text:span text:style-name="T7"> <text:s text:c="2"/></text:span></text:p>
      <text:p text:style-name="P20"><text:span text:style-name="T7"><text:s text:c="12"/></text:span><text:span text:style-name="T6">path:</text:span><text:span text:style-name="T7"> /actuator/health/liveness</text:span></text:p>
      <text:p text:style-name="P20"><text:span text:style-name="T7"><text:s text:c="12"/></text:span><text:span text:style-name="T6">port:</text:span><text:span text:style-name="T7"> 8080</text:span></text:p>
      <text:p text:style-name="P20"><text:span text:style-name="T7"><text:s text:c="10"/></text:span><text:span text:style-name="T6">initialDelaySeconds:</text:span><text:span text:style-name="T7"> 30 <text:s text:c="2"/></text:span></text:p>
      <text:p text:style-name="P20"><text:span text:style-name="T7"><text:s text:c="8"/></text:span><text:span text:style-name="T6">volumeMounts:</text:span></text:p>
      <text:p text:style-name="P20"><text:span text:style-name="T7"><text:s text:c="8"/></text:span><text:span text:style-name="T6">- name:</text:span><text:span text:style-name="T7"> secert-tribe-devops</text:span></text:p>
      <text:p text:style-name="P20"><text:span text:style-name="T7"><text:s text:c="10"/></text:span><text:span text:style-name="T6">mountPath:</text:span><text:span text:style-name="T7"> /secrets <text:s/></text:span><text:span text:style-name="T8">## path where it will mount in container</text:span></text:p>
      <text:p text:style-name="P20"><text:span text:style-name="T7"><text:s text:c="10"/></text:span><text:span text:style-name="T6">readOnly:</text:span><text:span text:style-name="T7"> </text:span><text:span text:style-name="T9">true</text:span></text:p>
      <text:p text:style-name="P20"><text:span text:style-name="T7"><text:s text:c="6"/></text:span><text:span text:style-name="T6">volumes:</text:span></text:p>
      <text:p text:style-name="P20"><text:span text:style-name="T7"><text:s text:c="6"/></text:span><text:span text:style-name="T6">- name:</text:span><text:span text:style-name="T7"> secert-tribe-devops</text:span></text:p>
      <text:p text:style-name="P20"><text:span text:style-name="T7"><text:s text:c="8"/></text:span><text:span text:style-name="T6">secret:</text:span><text:span text:style-name="T7"> </text:span></text:p>
      <text:p text:style-name="P20"><text:span text:style-name="T7"><text:s text:c="8"/></text:span><text:span text:style-name="T8"># Name of the Secret</text:span></text:p>
      <text:p text:style-name="P15"><text:span text:style-name="T5"><text:s text:c="10"/></text:span><text:span text:style-name="T6">secretName:</text:span><text:span text:style-name="T5"> tribe-devops-secret1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nsolas" svg:font-family="Consolas, 'Liberation Mono', Courier, monospace"/>
    <style:font-face style:name="Lohit Devanagari1" svg:font-family="'Lohit Devanagari'"/>
    <style:font-face style:name="RedHatText" svg:font-family="RedHatText, Overpass, 'Open Sans', Helvetica, Arial, sans-serif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6-15T19:24:50.697027684</meta:creation-date>
    <dc:date>2021-06-20T14:26:56.652946156</dc:date>
    <meta:editing-duration>PT9H23M42S</meta:editing-duration>
    <meta:editing-cycles>9</meta:editing-cycles>
    <meta:generator>LibreOffice/7.1.3.2$Linux_X86_64 LibreOffice_project/10$Build-2</meta:generator>
    <meta:document-statistic meta:table-count="0" meta:image-count="8" meta:object-count="0" meta:page-count="3" meta:paragraph-count="119" meta:word-count="501" meta:character-count="4449" meta:non-whitespace-character-count="3561"/>
  </office:meta>
</office:document-meta>
</file>